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TitleChar" style:family="text">
      <style:text-properties fo:font-weight="bold" style:font-weight-asian="bold" fo:text-transform="uppercase"/>
    </style:style>
    <style:style style:name="P4" style:parent-style-name="Title" style:family="paragraph">
      <style:text-properties fo:font-weight="normal" style:font-weight-asian="normal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font-weight-complex="bold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ListParagraph" style:family="paragraph"/>
    <style:style style:name="P15" style:parent-style-name="ListParagraph" style:family="paragraph"/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3">Team 6</text:span></text:p>
      <text:p text:style-name="P4">Meeting Minutes<text:s/>5</text:p>
      <text:p text:style-name="Details"><text:span text:style-name="T5">Date</text:span>:<text:s/>1/3/2022</text:p>
      <text:p text:style-name="Details"><text:span text:style-name="T6">Time</text:span>: 15:30</text:p>
      <text:p text:style-name="Details"><text:span text:style-name="T7">Location:<text:s/></text:span><text:span text:style-name="T8">Horton D1.03</text:span></text:p>
      <text:h text:style-name="Heading1" text:outline-level="1">In Attendance</text:h>
      <text:p text:style-name="Normal">Mo Ghafori,<text:s/><text:span text:style-name="T9">Afnan Khurram,<text:s/></text:span><text:span text:style-name="T10">Adnan Qureshi, Monjolajesu Adeyeye, Mohammed Hamza Javed, Muhammad Awais Aslam</text:span><text:span text:style-name="T11">,</text:span><text:span text:style-name="T12"><text:s/></text:span><text:span text:style-name="T13">Ismail Mohammed, Abdul Rajput</text:span></text:p>
      <text:h text:style-name="Heading1" text:outline-level="1"><text:span text:style-name="Heading1Char">E</text:span><text:span text:style-name="Heading1Char">vents Since Last Meeting<text:s/></text:span></text:h>
      <text:list text:style-name="LFO3" text:continue-numbering="true">
        <text:list-item>
          <text:p text:style-name="ListBullet">Meeting with Daniel set for today 15:15</text:p>
        </text:list-item>
      </text:list>
      <text:h text:style-name="Heading1" text:outline-level="1">Team Meeting</text:h>
      <text:p text:style-name="Normal">Meeting with Daniel concluded.<text:s/>Feedback regarding draft proposal received, list of improvements imported on to MS Teams. Review documents and program making good headway, implementation of draft improvements required.<text:s/>Interview with Daniel organized for 8/3/2022 for prototype demonstration.<text:s/></text:p>
      <text:h text:style-name="Heading1" text:outline-level="1">New<text:s/>Tasks</text:h>
      <text:list text:style-name="LFO4" text:continue-numbering="true">
        <text:list-item>
          <text:p text:style-name="P14">Prepare software for demonstration (Hamza, Mo, Awais)</text:p>
        </text:list-item>
        <text:list-item>
          <text:p text:style-name="P15">Implement<text:s/>improvements on review documents</text:p>
        </text:list-item>
      </text:list>
      <text:h text:style-name="Heading1" text:outline-level="1">Announcements</text:h>
      <text:p text:style-name="Normal">No announcements<text:s/></text:p>
      <text:h text:style-name="Heading1" text:outline-level="1">Next Meeting</text:h>
      <text:p text:style-name="Normal"><text:span text:style-name="T16">8</text:span><text:span text:style-name="T17">/</text:span><text:span text:style-name="T18">3</text:span><text:span text:style-name="T19">/2022 | 15:15, Horton D1.03</text:span></text:p>
      <text:p text:style-name="Normal"><text:span text:style-name="T20">Motion to adjourn was<text:s/></text:span><text:span text:style-name="T21">made at<text:s/></text:span><text:span text:style-name="T22">16:00</text:span><text:span text:style-name="T23"><text:s/>p.m. by unanimous vo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/>
      <style:text-properties style:font-name="Franklin Gothic Medium" style:font-name-asian="HGSoeiKakugothicUB" fo:color="#000000" fo:font-size="15pt" style:font-size-asian="15pt" style:font-size-complex="1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fo:color="#C0F400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Normal" style:display-name="Normal" style:family="paragraph">
      <style:text-properties fo:font-size="12pt" style:font-size-asian="12pt" style:font-size-complex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leChar" style:display-name="Title Char" style:family="text" style:parent-style-name="DefaultParagraphFon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RowHeading" style:display-name="Row Heading" style:family="paragraph" style:parent-style-name="Normal">
      <style:text-properties fo:font-weight="bold" style:font-weight-asian="bold" style:font-weight-complex="bold" fo:hyphenate="false"/>
    </style:style>
    <style:style style:name="FormHeading" style:display-name="Form Heading" style:family="paragraph" style:parent-style-name="Normal">
      <style:paragraph-properties fo:margin-bottom="0.2222in" fo:margin-right="0.2in"/>
      <style:text-properties fo:color="#595959" fo:hyphenate="false"/>
    </style:style>
    <style:style style:name="TableText" style:display-name="Table Text" style:family="paragraph" style:parent-style-name="Normal">
      <style:paragraph-properties fo:margin-bottom="0.2222in"/>
      <style:text-properties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Number" style:display-name="List Number" style:family="paragraph" style:parent-style-name="Normal" style:list-style-name="LFO1">
      <style:paragraph-properties fo:margin-bottom="0.1388in"/>
      <style:text-properties fo:hyphenate="false"/>
    </style:style>
    <style:style style:name="Heading2Char" style:display-name="Heading 2 Char" style:family="text" style:parent-style-name="DefaultParagraphFon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color="#C0F400" fo:hyphenate="false"/>
    </style:style>
    <style:style style:name="FooterChar" style:display-name="Footer Char" style:family="text" style:parent-style-name="DefaultParagraphFont">
      <style:text-properties fo:color="#C0F400" fo:font-size="12pt" style:font-size-asian="12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use-window-font-color="true" style:font-size-complex="12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Bullet" style:display-name="List Bullet" style:family="paragraph" style:parent-style-name="Normal" style:list-style-name="LFO3">
      <style:paragraph-properties style:contextual-spacing="true"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0pt"/>
    </style:style>
    <style:style style:name="Details" style:display-name="Details" style:family="paragraph" style:parent-style-name="Normal">
      <style:paragraph-properties style:contextual-spacing="true" fo:margin-bottom="0.25in"/>
      <style:text-properties fo:font-size="14pt" style:font-size-asian="14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1LVL1" style:family="text">
      <style:text-properties fo:color="#595959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use-window-font-color="true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6" draw:id="id6" draw:style-name="a6" text:anchor-type="paragraph"><svg:title/><svg:desc/><draw:custom-shape svg:x="0.30843in" svg:y="0in" svg:width="8.58919in" svg:height="2.20807in" draw:id="id0" draw:style-name="a0" draw:name="Freeform: Shape 9"><svg:title/><svg:desc/><draw:enhanced-geometry draw:type="non-primitive" svg:viewBox="0 0 5350933 1388533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50933"/><draw:equation draw:name="f2" draw:formula="1388533"/><draw:equation draw:name="f3" draw:formula="5640"/><draw:equation draw:name="f4" draw:formula="5345567"/><draw:equation draw:name="f5" draw:formula="1384014"/><draw:equation draw:name="f6" draw:formula="?f2 - ?f0"/><draw:equation draw:name="f7" draw:formula="?f1 - ?f0"/><draw:equation draw:name="f8" draw:formula="?f7 / 5350933"/><draw:equation draw:name="f9" draw:formula="?f6 / 1388533"/><draw:equation draw:name="f10" draw:formula="5640 * ?f7"/><draw:equation draw:name="f11" draw:formula="5640 * ?f6"/><draw:equation draw:name="f12" draw:formula="5345567 * ?f7"/><draw:equation draw:name="f13" draw:formula="1384014 * ?f6"/><draw:equation draw:name="f14" draw:formula="?f10 / 5350933"/><draw:equation draw:name="f15" draw:formula="?f11 / 1388533"/><draw:equation draw:name="f16" draw:formula="?f12 / 5350933"/><draw:equation draw:name="f17" draw:formula="?f13 / 1388533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1.70056in" svg:y="0.61663in" svg:width="8.92931in" svg:height="9.57239in" draw:id="id1" draw:style-name="a1" draw:name="Freeform: Shape 10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81693in" svg:y="0.61663in" svg:width="8.92931in" svg:height="9.57239in" draw:id="id2" draw:style-name="a2" draw:name="Freeform: Shape 19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32511in" svg:y="10.19943in" svg:width="8.57599in" svg:height="1.06237in" draw:id="id3" draw:style-name="a3" draw:name="Freeform: Shape 20"><svg:title/><svg:desc/><draw:enhanced-geometry draw:type="non-primitive" svg:viewBox="0 0 5342466 1041399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42466"/><draw:equation draw:name="f2" draw:formula="1041399"/><draw:equation draw:name="f3" draw:formula="5640"/><draw:equation draw:name="f4" draw:formula="5339640"/><draw:equation draw:name="f5" draw:formula="1036880"/><draw:equation draw:name="f6" draw:formula="?f2 - ?f0"/><draw:equation draw:name="f7" draw:formula="?f1 - ?f0"/><draw:equation draw:name="f8" draw:formula="?f7 / 5342466"/><draw:equation draw:name="f9" draw:formula="?f6 / 1041399"/><draw:equation draw:name="f10" draw:formula="5640 * ?f7"/><draw:equation draw:name="f11" draw:formula="5640 * ?f6"/><draw:equation draw:name="f12" draw:formula="5339640 * ?f7"/><draw:equation draw:name="f13" draw:formula="1036880 * ?f6"/><draw:equation draw:name="f14" draw:formula="?f10 / 5342466"/><draw:equation draw:name="f15" draw:formula="?f11 / 1041399"/><draw:equation draw:name="f16" draw:formula="?f12 / 5342466"/><draw:equation draw:name="f17" draw:formula="?f13 / 1041399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0in" svg:y="0.61663in" svg:width="8.92931in" svg:height="9.57239in" draw:id="id4" draw:style-name="a4" draw:name="Freeform: Shape 21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onnector draw:type="line" svg:x1="0.83361in" svg:y1="0.91662in" svg:x2="0.83361in" svg:y2="10.01815in" draw:id="id5" draw:style-name="a5" draw:name="Straight Connector 22"><svg:title/><svg:desc/></draw:connector></draw:g></text:span></text:p>
      </style:header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ghafori</meta:initial-creator>
    <dc:creator>mohammed ghafori</dc:creator>
    <meta:creation-date>2022-03-09T16:19:00Z</meta:creation-date>
    <dc:date>2022-03-09T16:19:00Z</dc:date>
    <meta:template xlink:href="Educational%20meeting%20minutes" xlink:type="simple"/>
    <meta:editing-cycles>2</meta:editing-cycles>
    <meta:editing-duration>PT300S</meta:editing-duration>
    <meta:user-defined meta:name="ContentTypeId">0x01010079F111ED35F8CC479449609E8A0923A6</meta:user-defined>
    <meta:document-statistic meta:page-count="1" meta:paragraph-count="1" meta:word-count="125" meta:character-count="841" meta:row-count="5" meta:non-whitespace-character-count="717"/>
  </office:meta>
</office:document-meta>
</file>